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background-color="#33ff99"/>
    </style:style>
    <style:style style:name="P2" style:family="paragraph" style:parent-style-name="Text_20_body">
      <style:text-properties fo:background-color="#33ff99"/>
    </style:style>
    <style:style style:name="T1" style:family="text">
      <style:text-properties fo:background-color="#33ff99"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text:span text:style-name="T1">. Watch the video presentation by Tamara Munzner: Keynote on Visualization Principles, </text:span><text:a xlink:type="simple" xlink:href="https://vimeo.com/26205288" text:style-name="Internet_20_link" text:visited-style-name="Visited_20_Internet_20_Link"><text:span text:style-name="T1">https://vimeo.com/26205288</text:span></text:a><text:span text:style-name="T1"> and slides - </text:span><text:a xlink:type="simple" xlink:href="http://www.cs.ubc.ca/%7Etmm/talks/vizbi11/vizbi11.pdf" text:style-name="Internet_20_link" text:visited-style-name="Visited_20_Internet_20_Link"><text:span text:style-name="T1">http://www.cs.ubc.ca/~tmm/talks/vizbi11/vizbi11.pdf</text:span></text:a><text:span text:style-name="T1"> Summarize the key take-home messages from her presentation. </text:span></text:p>
      <text:p text:style-name="Text_20_body"><text:span text:style-name="T1">2. Fetch the </text:span><text:a xlink:type="simple" xlink:href="http://www.hscic.gov.uk/searchcatalogue?productid=19405&amp;q=title%3A%22national+child+measurement+programme%22&amp;sort=Relevance&amp;size=10&amp;page=1#top" text:style-name="Internet_20_link" text:visited-style-name="Visited_20_Internet_20_Link"><text:span text:style-name="T1">UK child height/weight measurements data from here</text:span></text:a><text:span text:style-name="T1">. (</text:span><text:a xlink:type="simple" xlink:href="http://www.hscic.gov.uk/catalogue/PUB19109/nati-chil-meas-prog-eng-2014-2015-tab-csv.zip" text:style-name="Internet_20_link" text:visited-style-name="Visited_20_Internet_20_Link"><text:span text:style-name="T1">File</text:span></text:a><text:span text:style-name="T1">). </text:span></text:p>
      <text:p text:style-name="Text_20_body"><text:span text:style-name="T1">Study a sufficiently large subset of measurements - plot dotplots comparing age, height, weight, BMI; </text:span></text:p>
      <text:p text:style-name="Text_20_body"><text:span text:style-name="T1">Experiment with color - highlighting gender, BMI clinical score, or age, by different markers, color or color scales. </text:span></text:p>
      <text:p text:style-name="P2">(hint: you may want to develop ideas first with smaller subsets of data). </text:p>
      <text:p text:style-name="Text_20_body"><text:span text:style-name="T1">3. Derive new features to plot: height*weight ; height/weight; </text:span><text:a xlink:type="simple" xlink:href="https://en.wikipedia.org/wiki/Body_surface_area" text:style-name="Internet_20_link" text:visited-style-name="Visited_20_Internet_20_Link"><text:span text:style-name="T1">Body Surface Area</text:span></text:a><text:span text:style-name="T1"> ; Plot them against each other; and against BMI, height, or weight. Try to identify interesting meaningful trends or examples, provide some interpretation. </text:span></text:p>
      <text:p text:style-name="Text_20_body">4.<text:span text:style-name="T1"> Normalise height and weight based on the gender and age, repeat some of the plots from above. </text:span></text:p>
      <text:p text:style-name="Text_20_body"><text:span text:style-name="T1">5. Draw approximate </text:span><text:span text:style-name="Strong_20_Emphasis"><text:span text:style-name="T1">growth curves</text:span></text:span><text:span text:style-name="T1"> over age. Calculate and plot growth curves of the different deciles (0%-10%, 10%-20%, 20%-30%, ...90%-100%) of obesity categories both by BMI and by weight, for both genders. </text:span></text:p>
      <text:p text:style-name="Text_20_body"><text:span text:style-name="Strong_20_Emphasis"><text:span text:style-name="T1">6. Bonus 3p</text:span></text:span><text:span text:style-name="T1"> Attend the Tartu city open data event in the Garage48 hub on Saturday (March 5th, 2pm). Participate in some working group. Write a report about the ideas, problem statement, envision the goals of the project and main steps that need to be executed in order to achieve the stated goals. Event registration on Facebook: </text:span><text:a xlink:type="simple" xlink:href="https://www.facebook.com/events/969937356395544/" text:style-name="Internet_20_link" text:visited-style-name="Visited_20_Internet_20_Link"><text:span text:style-name="T1">https://www.facebook.com/events/969937356395544/</text:span></text:a><text:span text:style-name="T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7:31:59.087562453</meta:creation-date>
    <dc:date>2016-03-06T23:36:53.449194945</dc:date>
    <meta:editing-duration>PT6H38M59S</meta:editing-duration>
    <meta:editing-cycles>2</meta:editing-cycles>
    <meta:generator>LibreOffice/5.0.5.2$Linux_X86_64 LibreOffice_project/00m0$Build-2</meta:generator>
    <meta:document-statistic meta:table-count="0" meta:image-count="0" meta:object-count="0" meta:page-count="1" meta:paragraph-count="9" meta:word-count="225" meta:character-count="1529" meta:non-whitespace-character-count="1304"/>
  </office:meta>
</office:document-meta>
</file>